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style:text-properties fo:font-size="20pt"/>
    </style:style>
    <style:style style:name="P7"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Constrained conditional models, and their use in art</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text:p>
              <text:list text:style-name="L2">
                <text:list-item>
                  <text:list>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Constrained conditional models, and their use in art </text:p>
                </text:list-item>
              </text:list>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text:span></text:p>
                </text:list-item>
                <text:list-item>
                  <text:p text:style-name="P4"><text:span text:style-name="T6">That is because tree structures are easier to manipulate using software than just the free fro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user-transformed="true">
            <draw:text-box>
              <text:p text:style-name="P6">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7:29:05.049786078</dc:date>
    <meta:editing-duration>PT3H41M36S</meta:editing-duration>
    <meta:editing-cycles>33</meta:editing-cycles>
    <meta:document-statistic meta:object-count="61"/>
  </office:meta>
</office:document-meta>
</file>